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6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8859e6, out</text:p>
          </table:table-cell>
          <table:table-cell office:value-type="string" calcext:value-type="string">
            <text:p><text:s/>4.4090e6, dro</text:p>
          </table:table-cell>
          <table:table-cell office:value-type="string" calcext:value-type="string">
            <text:p>p 4.4768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8613" calcext:value-type="float">
            <text:p>328613</text:p>
          </table:table-cell>
          <table:table-cell office:value-type="float" office:value="45016095" calcext:value-type="float">
            <text:p>45016095</text:p>
          </table:table-cell>
          <table:table-cell office:value-type="float" office:value="0" calcext:value-type="float">
            <text:p>0</text:p>
          </table:table-cell>
          <table:table-cell office:value-type="float" office:value="404932196" calcext:value-type="float">
            <text:p>404932196</text:p>
          </table:table-cell>
          <table:table-cell office:value-type="float" office:value="136.99" calcext:value-type="float">
            <text:p>136.99</text:p>
          </table:table-cell>
          <table:table-cell/>
          <table:table-cell office:value-type="string" calcext:value-type="string">
            <text:p>Packets</text:p>
          </table:table-cell>
          <table:table-cell table:formula="of:=[.D10]/[.D5]" office:value-type="float" office:value="0.723469683454329" calcext:value-type="float">
            <text:p>0.723469683454329</text:p>
          </table:table-cell>
          <table:table-cell table:formula="of:=[.D9]/[.D5]" office:value-type="float" office:value="0.276530316545671" calcext:value-type="float">
            <text:p>0.27653031654567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8613" calcext:value-type="float">
            <text:p>328613</text:p>
          </table:table-cell>
          <table:table-cell office:value-type="float" office:value="45016095" calcext:value-type="float">
            <text:p>45016095</text:p>
          </table:table-cell>
          <table:table-cell office:value-type="float" office:value="0" calcext:value-type="float">
            <text:p>0</text:p>
          </table:table-cell>
          <table:table-cell office:value-type="float" office:value="3518151496" calcext:value-type="float">
            <text:p>3518151496</text:p>
          </table:table-cell>
          <table:table-cell office:value-type="float" office:value="136.99" calcext:value-type="float">
            <text:p>136.99</text:p>
          </table:table-cell>
          <table:table-cell/>
          <table:table-cell office:value-type="string" calcext:value-type="string">
            <text:p>clock cycles</text:p>
          </table:table-cell>
          <table:table-cell table:formula="of:=[.F10]+[.F11]+[.F12]+[.F13]+(([.F5]+[.F6])*[.J5])+([.F7])*0.75" office:value-type="float" office:value="8167206524.81608" calcext:value-type="float">
            <text:p>8167206524.81608</text:p>
          </table:table-cell>
          <table:table-cell table:formula="of:=[.F9]+[.F14]+[.F15]+[.F16]+(([.F5]+[.F6])*[.K5])+[.F7]*0.25" office:value-type="float" office:value="6508313807.18392" calcext:value-type="float">
            <text:p>6508313807.1839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24607" calcext:value-type="float">
            <text:p>724607</text:p>
          </table:table-cell>
          <table:table-cell office:value-type="float" office:value="90723951" calcext:value-type="float">
            <text:p>9072395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437131008" calcext:value-type="float">
            <text:p>2437131008</text:p>
          </table:table-cell>
          <table:table-cell office:value-type="float" office:value="125.2" calcext:value-type="float">
            <text:p>125.2</text:p>
          </table:table-cell>
          <table:table-cell/>
          <table:table-cell office:value-type="string" calcext:value-type="string">
            <text:p>cpp</text:p>
          </table:table-cell>
          <table:table-cell table:formula="of:=[.J6]/[.D10]" office:value-type="float" office:value="250.775660017848" calcext:value-type="float">
            <text:p>250.775660017848</text:p>
          </table:table-cell>
          <table:table-cell table:formula="of:=[.K6]/[.D9]" office:value-type="float" office:value="522.826889196162" calcext:value-type="float">
            <text:p>522.82688919616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558" calcext:value-type="float">
            <text:p>318558</text:p>
          </table:table-cell>
          <table:table-cell office:value-type="float" office:value="45707856" calcext:value-type="float">
            <text:p>45707856</text:p>
          </table:table-cell>
          <table:table-cell office:value-type="float" office:value="0" calcext:value-type="float">
            <text:p>0</text:p>
          </table:table-cell>
          <table:table-cell office:value-type="float" office:value="1692439072" calcext:value-type="float">
            <text:p>1692439072</text:p>
          </table:table-cell>
          <table:table-cell office:value-type="float" office:value="143.48" calcext:value-type="float">
            <text:p>14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213637764" calcext:value-type="float">
            <text:p>213637764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53687464" calcext:value-type="float">
            <text:p>953687464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624123688" calcext:value-type="float">
            <text:p>62412368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49116068" calcext:value-type="float">
            <text:p>94911606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74198932" calcext:value-type="float">
            <text:p>974198932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493926052" calcext:value-type="float">
            <text:p>493926052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3569262016" calcext:value-type="float">
            <text:p>356926201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537353648" calcext:value-type="float">
            <text:p>537353648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2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7621e6, out</text:p>
          </table:table-cell>
          <table:table-cell office:value-type="string" calcext:value-type="string">
            <text:p><text:s/>4.4544e6, dro</text:p>
          </table:table-cell>
          <table:table-cell office:value-type="string" calcext:value-type="string">
            <text:p>p 4.3077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170" calcext:value-type="float">
            <text:p>330170</text:p>
          </table:table-cell>
          <table:table-cell office:value-type="float" office:value="45479440" calcext:value-type="float">
            <text:p>45479440</text:p>
          </table:table-cell>
          <table:table-cell office:value-type="float" office:value="0" calcext:value-type="float">
            <text:p>0</text:p>
          </table:table-cell>
          <table:table-cell office:value-type="float" office:value="408985844" calcext:value-type="float">
            <text:p>408985844</text:p>
          </table:table-cell>
          <table:table-cell office:value-type="float" office:value="137.75" calcext:value-type="float">
            <text:p>137.75</text:p>
          </table:table-cell>
          <table:table-cell/>
          <table:table-cell office:value-type="string" calcext:value-type="string">
            <text:p>Packets</text:p>
          </table:table-cell>
          <table:table-cell table:formula="of:=[.D27]/[.D22]" office:value-type="float" office:value="0.72251019361716" calcext:value-type="float">
            <text:p>0.72251019361716</text:p>
          </table:table-cell>
          <table:table-cell table:formula="of:=[.D26]/[.D22]" office:value-type="float" office:value="0.27748980638284" calcext:value-type="float">
            <text:p>0.2774898063828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170" calcext:value-type="float">
            <text:p>330170</text:p>
          </table:table-cell>
          <table:table-cell office:value-type="float" office:value="45479440" calcext:value-type="float">
            <text:p>45479440</text:p>
          </table:table-cell>
          <table:table-cell office:value-type="float" office:value="0" calcext:value-type="float">
            <text:p>0</text:p>
          </table:table-cell>
          <table:table-cell office:value-type="float" office:value="3551515372" calcext:value-type="float">
            <text:p>3551515372</text:p>
          </table:table-cell>
          <table:table-cell office:value-type="float" office:value="137.75" calcext:value-type="float">
            <text:p>137.75</text:p>
          </table:table-cell>
          <table:table-cell/>
          <table:table-cell office:value-type="string" calcext:value-type="string">
            <text:p>clock cycles</text:p>
          </table:table-cell>
          <table:table-cell table:formula="of:=[.F27]+[.F28]+[.F29]+[.F30]+(([.F22]+[.F23])*[.J22])+([.F24])*0.75" office:value-type="float" office:value="8161636957.39316" calcext:value-type="float">
            <text:p>8161636957.39316</text:p>
          </table:table-cell>
          <table:table-cell table:formula="of:=[.F26]+[.F31]+[.F32]+[.F33]+(([.F22]+[.F23])*[.K22])+[.F24]*0.25" office:value-type="float" office:value="6553382282.60684" calcext:value-type="float">
            <text:p>6553382282.60684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33635" calcext:value-type="float">
            <text:p>733635</text:p>
          </table:table-cell>
          <table:table-cell office:value-type="float" office:value="89461123" calcext:value-type="float">
            <text:p>89461123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320253164" calcext:value-type="float">
            <text:p>2320253164</text:p>
          </table:table-cell>
          <table:table-cell office:value-type="float" office:value="121.94" calcext:value-type="float">
            <text:p>121.94</text:p>
          </table:table-cell>
          <table:table-cell/>
          <table:table-cell office:value-type="string" calcext:value-type="string">
            <text:p>cpp</text:p>
          </table:table-cell>
          <table:table-cell table:formula="of:=[.J23]/[.D27]" office:value-type="float" office:value="248.38089377803" calcext:value-type="float">
            <text:p>248.38089377803</text:p>
          </table:table-cell>
          <table:table-cell table:formula="of:=[.K23]/[.D26]" office:value-type="float" office:value="519.282109410141" calcext:value-type="float">
            <text:p>519.28210941014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0991" calcext:value-type="float">
            <text:p>310991</text:p>
          </table:table-cell>
          <table:table-cell office:value-type="float" office:value="43981683" calcext:value-type="float">
            <text:p>43981683</text:p>
          </table:table-cell>
          <table:table-cell office:value-type="float" office:value="0" calcext:value-type="float">
            <text:p>0</text:p>
          </table:table-cell>
          <table:table-cell office:value-type="float" office:value="1651303896" calcext:value-type="float">
            <text:p>1651303896</text:p>
          </table:table-cell>
          <table:table-cell office:value-type="float" office:value="141.42" calcext:value-type="float">
            <text:p>141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216383752" calcext:value-type="float">
            <text:p>216383752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78770612" calcext:value-type="float">
            <text:p>978770612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636761928" calcext:value-type="float">
            <text:p>63676192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60795056" calcext:value-type="float">
            <text:p>960795056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83616988" calcext:value-type="float">
            <text:p>98361698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495034228" calcext:value-type="float">
            <text:p>495034228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3623370064" calcext:value-type="float">
            <text:p>3623370064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539532232" calcext:value-type="float">
            <text:p>539532232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0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838e6, out</text:p>
          </table:table-cell>
          <table:table-cell office:value-type="string" calcext:value-type="string">
            <text:p><text:s/>4.4282e6, dro</text:p>
          </table:table-cell>
          <table:table-cell office:value-type="string" calcext:value-type="string">
            <text:p>p 4.1557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660" calcext:value-type="float">
            <text:p>330660</text:p>
          </table:table-cell>
          <table:table-cell office:value-type="float" office:value="45205842" calcext:value-type="float">
            <text:p>45205842</text:p>
          </table:table-cell>
          <table:table-cell office:value-type="float" office:value="0" calcext:value-type="float">
            <text:p>0</text:p>
          </table:table-cell>
          <table:table-cell office:value-type="float" office:value="411428284" calcext:value-type="float">
            <text:p>411428284</text:p>
          </table:table-cell>
          <table:table-cell office:value-type="float" office:value="136.71" calcext:value-type="float">
            <text:p>136.71</text:p>
          </table:table-cell>
          <table:table-cell/>
          <table:table-cell office:value-type="string" calcext:value-type="string">
            <text:p>Packets</text:p>
          </table:table-cell>
          <table:table-cell table:formula="of:=[.D44]/[.D39]" office:value-type="float" office:value="0.727213420778668" calcext:value-type="float">
            <text:p>0.727213420778668</text:p>
          </table:table-cell>
          <table:table-cell table:formula="of:=[.D43]/[.D39]" office:value-type="float" office:value="0.272786579221332" calcext:value-type="float">
            <text:p>0.27278657922133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660" calcext:value-type="float">
            <text:p>330660</text:p>
          </table:table-cell>
          <table:table-cell office:value-type="float" office:value="45205842" calcext:value-type="float">
            <text:p>45205842</text:p>
          </table:table-cell>
          <table:table-cell office:value-type="float" office:value="0" calcext:value-type="float">
            <text:p>0</text:p>
          </table:table-cell>
          <table:table-cell office:value-type="float" office:value="3546508572" calcext:value-type="float">
            <text:p>3546508572</text:p>
          </table:table-cell>
          <table:table-cell office:value-type="float" office:value="136.71" calcext:value-type="float">
            <text:p>136.71</text:p>
          </table:table-cell>
          <table:table-cell/>
          <table:table-cell office:value-type="string" calcext:value-type="string">
            <text:p>clock cycles</text:p>
          </table:table-cell>
          <table:table-cell table:formula="of:=[.F44]+[.F45]+[.F46]+[.F47]+(([.F39]+[.F40])*[.J39])+([.F41])*0.75" office:value-type="float" office:value="7958109549.27773" calcext:value-type="float">
            <text:p>7958109549.27773</text:p>
          </table:table-cell>
          <table:table-cell table:formula="of:=[.F43]+[.F48]+[.F49]+[.F50]+(([.F39]+[.F40])*[.K39])+[.F41]*0.25" office:value-type="float" office:value="6352521994.71227" calcext:value-type="float">
            <text:p>6352521994.7122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06898" calcext:value-type="float">
            <text:p>706898</text:p>
          </table:table-cell>
          <table:table-cell office:value-type="float" office:value="87630136" calcext:value-type="float">
            <text:p>8763013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81573692" calcext:value-type="float">
            <text:p>1981573692</text:p>
          </table:table-cell>
          <table:table-cell office:value-type="float" office:value="123.96" calcext:value-type="float">
            <text:p>123.96</text:p>
          </table:table-cell>
          <table:table-cell table:number-columns-repeated="2"/>
          <table:table-cell table:formula="of:=[.J40]/[.D44]" office:value-type="float" office:value="242.076964670352" calcext:value-type="float">
            <text:p>242.076964670352</text:p>
          </table:table-cell>
          <table:table-cell table:formula="of:=[.K40]/[.D43]" office:value-type="float" office:value="515.143963260431" calcext:value-type="float">
            <text:p>515.14396326043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8761" calcext:value-type="float">
            <text:p>308761</text:p>
          </table:table-cell>
          <table:table-cell office:value-type="float" office:value="42424294" calcext:value-type="float">
            <text:p>42424294</text:p>
          </table:table-cell>
          <table:table-cell office:value-type="float" office:value="0" calcext:value-type="float">
            <text:p>0</text:p>
          </table:table-cell>
          <table:table-cell office:value-type="float" office:value="2055240872" calcext:value-type="float">
            <text:p>2055240872</text:p>
          </table:table-cell>
          <table:table-cell office:value-type="float" office:value="137.4" calcext:value-type="float">
            <text:p>13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209976156" calcext:value-type="float">
            <text:p>209976156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88172352" calcext:value-type="float">
            <text:p>98817235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655419092" calcext:value-type="float">
            <text:p>65541909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64471264" calcext:value-type="float">
            <text:p>964471264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85601772" calcext:value-type="float">
            <text:p>98560177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476568700" calcext:value-type="float">
            <text:p>476568700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3557152296" calcext:value-type="float">
            <text:p>3557152296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533759363.99" calcext:value-type="float">
            <text:p>533759363.99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6.72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7088e6, out</text:p>
          </table:table-cell>
          <table:table-cell office:value-type="string" calcext:value-type="string">
            <text:p><text:s/>4.4582e6, dro</text:p>
          </table:table-cell>
          <table:table-cell office:value-type="string" calcext:value-type="string">
            <text:p>p 4.250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5102" calcext:value-type="float">
            <text:p>345102</text:p>
          </table:table-cell>
          <table:table-cell office:value-type="float" office:value="45603665" calcext:value-type="float">
            <text:p>45603665</text:p>
          </table:table-cell>
          <table:table-cell office:value-type="float" office:value="0" calcext:value-type="float">
            <text:p>0</text:p>
          </table:table-cell>
          <table:table-cell office:value-type="float" office:value="412424636" calcext:value-type="float">
            <text:p>412424636</text:p>
          </table:table-cell>
          <table:table-cell office:value-type="float" office:value="132.15" calcext:value-type="float">
            <text:p>132.15</text:p>
          </table:table-cell>
          <table:table-cell/>
          <table:table-cell office:value-type="string" calcext:value-type="string">
            <text:p>Packets</text:p>
          </table:table-cell>
          <table:table-cell table:formula="of:=[.D61]/[.D56]" office:value-type="float" office:value="0.725796775324966" calcext:value-type="float">
            <text:p>0.725796775324966</text:p>
          </table:table-cell>
          <table:table-cell table:formula="of:=[.D60]/[.D56]" office:value-type="float" office:value="0.274203224675034" calcext:value-type="float">
            <text:p>0.27420322467503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5102" calcext:value-type="float">
            <text:p>345102</text:p>
          </table:table-cell>
          <table:table-cell office:value-type="float" office:value="45603665" calcext:value-type="float">
            <text:p>45603665</text:p>
          </table:table-cell>
          <table:table-cell office:value-type="float" office:value="0" calcext:value-type="float">
            <text:p>0</text:p>
          </table:table-cell>
          <table:table-cell office:value-type="float" office:value="3564119488" calcext:value-type="float">
            <text:p>3564119488</text:p>
          </table:table-cell>
          <table:table-cell office:value-type="float" office:value="132.15" calcext:value-type="float">
            <text:p>132.15</text:p>
          </table:table-cell>
          <table:table-cell/>
          <table:table-cell office:value-type="string" calcext:value-type="string">
            <text:p>clock cycles</text:p>
          </table:table-cell>
          <table:table-cell table:formula="of:=[.F61]+[.F62]+[.F63]+[.F64]+(([.F56]+[.F57])*[.J56])+([.F58])*0.75" office:value-type="float" office:value="8259078953.13664" calcext:value-type="float">
            <text:p>8259078953.13664</text:p>
          </table:table-cell>
          <table:table-cell table:formula="of:=[.F60]+[.F65]+[.F66]+[.F67]+(([.F56]+[.F57])*[.K56])+[.F58]*0.25" office:value-type="float" office:value="6516858206.86336" calcext:value-type="float">
            <text:p>6516858206.8633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10759" calcext:value-type="float">
            <text:p>710759</text:p>
          </table:table-cell>
          <table:table-cell office:value-type="float" office:value="89083501" calcext:value-type="float">
            <text:p>8908350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400946836" calcext:value-type="float">
            <text:p>2400946836</text:p>
          </table:table-cell>
          <table:table-cell office:value-type="float" office:value="125.34" calcext:value-type="float">
            <text:p>125.34</text:p>
          </table:table-cell>
          <table:table-cell table:number-columns-repeated="2"/>
          <table:table-cell table:formula="of:=[.J57]/[.D61]" office:value-type="float" office:value="249.526592943074" calcext:value-type="float">
            <text:p>249.526592943074</text:p>
          </table:table-cell>
          <table:table-cell table:formula="of:=[.K57]/[.D60]" office:value-type="float" office:value="521.153870078588" calcext:value-type="float">
            <text:p>521.153870078588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4976" calcext:value-type="float">
            <text:p>324976</text:p>
          </table:table-cell>
          <table:table-cell office:value-type="float" office:value="43479836" calcext:value-type="float">
            <text:p>43479836</text:p>
          </table:table-cell>
          <table:table-cell office:value-type="float" office:value="0" calcext:value-type="float">
            <text:p>0</text:p>
          </table:table-cell>
          <table:table-cell office:value-type="float" office:value="1644949548" calcext:value-type="float">
            <text:p>1644949548</text:p>
          </table:table-cell>
          <table:table-cell office:value-type="float" office:value="133.79" calcext:value-type="float">
            <text:p>133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212875660" calcext:value-type="float">
            <text:p>21287566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77828988" calcext:value-type="float">
            <text:p>977828988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642395756" calcext:value-type="float">
            <text:p>64239575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68202604" calcext:value-type="float">
            <text:p>968202604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83778576" calcext:value-type="float">
            <text:p>98377857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494930704" calcext:value-type="float">
            <text:p>49493070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3585540948" calcext:value-type="float">
            <text:p>3585540948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532892964" calcext:value-type="float">
            <text:p>53289296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7.3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4959e6, out</text:p>
          </table:table-cell>
          <table:table-cell office:value-type="string" calcext:value-type="string">
            <text:p><text:s/>4.6715e6, dro</text:p>
          </table:table-cell>
          <table:table-cell office:value-type="string" calcext:value-type="string">
            <text:p>p 3.824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8765" calcext:value-type="float">
            <text:p>338765</text:p>
          </table:table-cell>
          <table:table-cell office:value-type="float" office:value="47686323" calcext:value-type="float">
            <text:p>47686323</text:p>
          </table:table-cell>
          <table:table-cell office:value-type="float" office:value="0" calcext:value-type="float">
            <text:p>0</text:p>
          </table:table-cell>
          <table:table-cell office:value-type="float" office:value="431126064" calcext:value-type="float">
            <text:p>431126064</text:p>
          </table:table-cell>
          <table:table-cell office:value-type="float" office:value="140.77" calcext:value-type="float">
            <text:p>140.77</text:p>
          </table:table-cell>
          <table:table-cell/>
          <table:table-cell office:value-type="string" calcext:value-type="string">
            <text:p>Packets</text:p>
          </table:table-cell>
          <table:table-cell table:formula="of:=[.D78]/[.D73]" office:value-type="float" office:value="0.720808249359046" calcext:value-type="float">
            <text:p>0.720808249359046</text:p>
          </table:table-cell>
          <table:table-cell table:formula="of:=[.D77]/[.D73]" office:value-type="float" office:value="0.279191750640954" calcext:value-type="float">
            <text:p>0.27919175064095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8765" calcext:value-type="float">
            <text:p>338765</text:p>
          </table:table-cell>
          <table:table-cell office:value-type="float" office:value="47686323" calcext:value-type="float">
            <text:p>47686323</text:p>
          </table:table-cell>
          <table:table-cell office:value-type="float" office:value="0" calcext:value-type="float">
            <text:p>0</text:p>
          </table:table-cell>
          <table:table-cell office:value-type="float" office:value="3718244784" calcext:value-type="float">
            <text:p>3718244784</text:p>
          </table:table-cell>
          <table:table-cell office:value-type="float" office:value="140.77" calcext:value-type="float">
            <text:p>140.77</text:p>
          </table:table-cell>
          <table:table-cell/>
          <table:table-cell office:value-type="string" calcext:value-type="string">
            <text:p>clock cycles</text:p>
          </table:table-cell>
          <table:table-cell table:formula="of:=[.F78]+[.F79]+[.F80]+[.F81]+(([.F73]+[.F74])*[.J73])+([.F75])*0.75" office:value-type="float" office:value="8145181206.88834" calcext:value-type="float">
            <text:p>8145181206.88834</text:p>
          </table:table-cell>
          <table:table-cell table:formula="of:=[.F77]+[.F82]+[.F83]+[.F84]+(([.F73]+[.F74])*[.K73])+[.F75]*0.25" office:value-type="float" office:value="6761315681.11166" calcext:value-type="float">
            <text:p>6761315681.1116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3596" calcext:value-type="float">
            <text:p>693596</text:p>
          </table:table-cell>
          <table:table-cell office:value-type="float" office:value="86724974" calcext:value-type="float">
            <text:p>8672497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53034056" calcext:value-type="float">
            <text:p>1953034056</text:p>
          </table:table-cell>
          <table:table-cell office:value-type="float" office:value="125.04" calcext:value-type="float">
            <text:p>125.04</text:p>
          </table:table-cell>
          <table:table-cell table:number-columns-repeated="2"/>
          <table:table-cell table:formula="of:=[.J74]/[.D78]" office:value-type="float" office:value="236.966615707274" calcext:value-type="float">
            <text:p>236.966615707274</text:p>
          </table:table-cell>
          <table:table-cell table:formula="of:=[.K74]/[.D77]" office:value-type="float" office:value="507.849226455153" calcext:value-type="float">
            <text:p>507.84922645515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0109" calcext:value-type="float">
            <text:p>290109</text:p>
          </table:table-cell>
          <table:table-cell office:value-type="float" office:value="39038651" calcext:value-type="float">
            <text:p>39038651</text:p>
          </table:table-cell>
          <table:table-cell office:value-type="float" office:value="0" calcext:value-type="float">
            <text:p>0</text:p>
          </table:table-cell>
          <table:table-cell office:value-type="float" office:value="1464224056" calcext:value-type="float">
            <text:p>1464224056</text:p>
          </table:table-cell>
          <table:table-cell office:value-type="float" office:value="134.57" calcext:value-type="float">
            <text:p>134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219805400" calcext:value-type="float">
            <text:p>2198054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04927556" calcext:value-type="float">
            <text:p>1004927556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662956240" calcext:value-type="float">
            <text:p>662956240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04104928" calcext:value-type="float">
            <text:p>100410492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17516204" calcext:value-type="float">
            <text:p>101751620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516081612" calcext:value-type="float">
            <text:p>51608161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3816677472" calcext:value-type="float">
            <text:p>381667747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562022572" calcext:value-type="float">
            <text:p>56202257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59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0626e6, out</text:p>
          </table:table-cell>
          <table:table-cell office:value-type="string" calcext:value-type="string">
            <text:p><text:s/>4.8811e6, dro</text:p>
          </table:table-cell>
          <table:table-cell office:value-type="string" calcext:value-type="string">
            <text:p>p 3.181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526" calcext:value-type="float">
            <text:p>321526</text:p>
          </table:table-cell>
          <table:table-cell office:value-type="float" office:value="49830971" calcext:value-type="float">
            <text:p>49830971</text:p>
          </table:table-cell>
          <table:table-cell office:value-type="float" office:value="0" calcext:value-type="float">
            <text:p>0</text:p>
          </table:table-cell>
          <table:table-cell office:value-type="float" office:value="435294644" calcext:value-type="float">
            <text:p>435294644</text:p>
          </table:table-cell>
          <table:table-cell office:value-type="float" office:value="154.98" calcext:value-type="float">
            <text:p>154.98</text:p>
          </table:table-cell>
          <table:table-cell/>
          <table:table-cell office:value-type="string" calcext:value-type="string">
            <text:p>Packets</text:p>
          </table:table-cell>
          <table:table-cell table:formula="of:=[.D95]/[.D90]" office:value-type="float" office:value="0.713745012113049" calcext:value-type="float">
            <text:p>0.713745012113049</text:p>
          </table:table-cell>
          <table:table-cell table:formula="of:=[.D94]/[.D90]" office:value-type="float" office:value="0.286254987886951" calcext:value-type="float">
            <text:p>0.28625498788695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526" calcext:value-type="float">
            <text:p>321526</text:p>
          </table:table-cell>
          <table:table-cell office:value-type="float" office:value="49830971" calcext:value-type="float">
            <text:p>49830971</text:p>
          </table:table-cell>
          <table:table-cell office:value-type="float" office:value="0" calcext:value-type="float">
            <text:p>0</text:p>
          </table:table-cell>
          <table:table-cell office:value-type="float" office:value="3854297752" calcext:value-type="float">
            <text:p>3854297752</text:p>
          </table:table-cell>
          <table:table-cell office:value-type="float" office:value="154.98" calcext:value-type="float">
            <text:p>154.98</text:p>
          </table:table-cell>
          <table:table-cell/>
          <table:table-cell office:value-type="string" calcext:value-type="string">
            <text:p>clock cycles</text:p>
          </table:table-cell>
          <table:table-cell table:formula="of:=[.F95]+[.F96]+[.F97]+[.F98]+(([.F90]+[.F91])*[.J90])+([.F92])*0.75" office:value-type="float" office:value="8011854809.64306" calcext:value-type="float">
            <text:p>8011854809.64306</text:p>
          </table:table-cell>
          <table:table-cell table:formula="of:=[.F94]+[.F99]+[.F100]+[.F101]+(([.F90]+[.F91])*[.K90])+[.F92]*0.25" office:value-type="float" office:value="7067787362.35694" calcext:value-type="float">
            <text:p>7067787362.35694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75451" calcext:value-type="float">
            <text:p>675451</text:p>
          </table:table-cell>
          <table:table-cell office:value-type="float" office:value="82311138" calcext:value-type="float">
            <text:p>82311138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333140268" calcext:value-type="float">
            <text:p>1333140268</text:p>
          </table:table-cell>
          <table:table-cell office:value-type="float" office:value="121.86" calcext:value-type="float">
            <text:p>121.86</text:p>
          </table:table-cell>
          <table:table-cell table:number-columns-repeated="2"/>
          <table:table-cell table:formula="of:=[.J91]/[.D95]" office:value-type="float" office:value="225.263399728939" calcext:value-type="float">
            <text:p>225.263399728939</text:p>
          </table:table-cell>
          <table:table-cell table:formula="of:=[.K91]/[.D94]" office:value-type="float" office:value="495.485628546561" calcext:value-type="float">
            <text:p>495.48562854656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4555" calcext:value-type="float">
            <text:p>234555</text:p>
          </table:table-cell>
          <table:table-cell office:value-type="float" office:value="32480167" calcext:value-type="float">
            <text:p>32480167</text:p>
          </table:table-cell>
          <table:table-cell office:value-type="float" office:value="0" calcext:value-type="float">
            <text:p>0</text:p>
          </table:table-cell>
          <table:table-cell office:value-type="float" office:value="1290025696" calcext:value-type="float">
            <text:p>1290025696</text:p>
          </table:table-cell>
          <table:table-cell office:value-type="float" office:value="138.48" calcext:value-type="float">
            <text:p>13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240430176" calcext:value-type="float">
            <text:p>24043017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32823568" calcext:value-type="float">
            <text:p>103282356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771898984" calcext:value-type="float">
            <text:p>77189898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83241012" calcext:value-type="float">
            <text:p>1083241012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62360868" calcext:value-type="float">
            <text:p>106236086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576007924" calcext:value-type="float">
            <text:p>576007924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4085071040" calcext:value-type="float">
            <text:p>4085071040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605075936" calcext:value-type="float">
            <text:p>60507593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9.9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6812e6, out</text:p>
          </table:table-cell>
          <table:table-cell office:value-type="string" calcext:value-type="string">
            <text:p><text:s/>5.1443e6, dro</text:p>
          </table:table-cell>
          <table:table-cell office:value-type="string" calcext:value-type="string">
            <text:p>p 2.5368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6252" calcext:value-type="float">
            <text:p>306252</text:p>
          </table:table-cell>
          <table:table-cell office:value-type="float" office:value="52507440" calcext:value-type="float">
            <text:p>52507440</text:p>
          </table:table-cell>
          <table:table-cell office:value-type="float" office:value="0" calcext:value-type="float">
            <text:p>0</text:p>
          </table:table-cell>
          <table:table-cell office:value-type="float" office:value="457582760" calcext:value-type="float">
            <text:p>457582760</text:p>
          </table:table-cell>
          <table:table-cell office:value-type="float" office:value="171.45" calcext:value-type="float">
            <text:p>171.45</text:p>
          </table:table-cell>
          <table:table-cell/>
          <table:table-cell office:value-type="string" calcext:value-type="string">
            <text:p>Packets</text:p>
          </table:table-cell>
          <table:table-cell table:formula="of:=[.D112]/[.D107]" office:value-type="float" office:value="0.708067580518113" calcext:value-type="float">
            <text:p>0.708067580518113</text:p>
          </table:table-cell>
          <table:table-cell table:formula="of:=[.D111]/[.D107]" office:value-type="float" office:value="0.291932419481887" calcext:value-type="float">
            <text:p>0.29193241948188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6252" calcext:value-type="float">
            <text:p>306252</text:p>
          </table:table-cell>
          <table:table-cell office:value-type="float" office:value="52507440" calcext:value-type="float">
            <text:p>52507440</text:p>
          </table:table-cell>
          <table:table-cell office:value-type="float" office:value="0" calcext:value-type="float">
            <text:p>0</text:p>
          </table:table-cell>
          <table:table-cell office:value-type="float" office:value="4037071556" calcext:value-type="float">
            <text:p>4037071556</text:p>
          </table:table-cell>
          <table:table-cell office:value-type="float" office:value="171.45" calcext:value-type="float">
            <text:p>171.45</text:p>
          </table:table-cell>
          <table:table-cell/>
          <table:table-cell office:value-type="string" calcext:value-type="string">
            <text:p>clock cycles</text:p>
          </table:table-cell>
          <table:table-cell table:formula="of:=[.F112]+[.F113]+[.F114]+[.F115]+(([.F107]+[.F108])*[.J107])+([.F109])*0.75" office:value-type="float" office:value="7935683254.79542" calcext:value-type="float">
            <text:p>7935683254.79542</text:p>
          </table:table-cell>
          <table:table-cell table:formula="of:=[.F111]+[.F116]+[.F117]+[.F118]+(([.F107]+[.F108])*[.K107])+[.F109]*0.25" office:value-type="float" office:value="7438378341.20459" calcext:value-type="float">
            <text:p>7438378341.20459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8081" calcext:value-type="float">
            <text:p>648081</text:p>
          </table:table-cell>
          <table:table-cell office:value-type="float" office:value="78400704" calcext:value-type="float">
            <text:p>7840070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000817616" calcext:value-type="float">
            <text:p>1000817616</text:p>
          </table:table-cell>
          <table:table-cell office:value-type="float" office:value="120.97" calcext:value-type="float">
            <text:p>120.97</text:p>
          </table:table-cell>
          <table:table-cell table:number-columns-repeated="2"/>
          <table:table-cell table:formula="of:=[.J108]/[.D112]" office:value-type="float" office:value="213.446368351144" calcext:value-type="float">
            <text:p>213.446368351144</text:p>
          </table:table-cell>
          <table:table-cell table:formula="of:=[.K108]/[.D111]" office:value-type="float" office:value="485.26066926846" calcext:value-type="float">
            <text:p>485.2606692684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934" calcext:value-type="float">
            <text:p>178934</text:p>
          </table:table-cell>
          <table:table-cell office:value-type="float" office:value="25893264" calcext:value-type="float">
            <text:p>25893264</text:p>
          </table:table-cell>
          <table:table-cell office:value-type="float" office:value="0" calcext:value-type="float">
            <text:p>0</text:p>
          </table:table-cell>
          <table:table-cell office:value-type="float" office:value="996013768" calcext:value-type="float">
            <text:p>996013768</text:p>
          </table:table-cell>
          <table:table-cell office:value-type="float" office:value="144.71" calcext:value-type="float">
            <text:p>144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259412268" calcext:value-type="float">
            <text:p>259412268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078842496" calcext:value-type="float">
            <text:p>107884249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717418768" calcext:value-type="float">
            <text:p>717418768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084612672" calcext:value-type="float">
            <text:p>1084612672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121677100" calcext:value-type="float">
            <text:p>1121677100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584290716" calcext:value-type="float">
            <text:p>58429071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4388047900" calcext:value-type="float">
            <text:p>43880479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644287744" calcext:value-type="float">
            <text:p>64428774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1.23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3737e6, out</text:p>
          </table:table-cell>
          <table:table-cell office:value-type="string" calcext:value-type="string">
            <text:p><text:s/>5.4776e6, dro</text:p>
          </table:table-cell>
          <table:table-cell office:value-type="string" calcext:value-type="string">
            <text:p>p 1.8961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4634" calcext:value-type="float">
            <text:p>294634</text:p>
          </table:table-cell>
          <table:table-cell office:value-type="float" office:value="56030496" calcext:value-type="float">
            <text:p>56030496</text:p>
          </table:table-cell>
          <table:table-cell office:value-type="float" office:value="0" calcext:value-type="float">
            <text:p>0</text:p>
          </table:table-cell>
          <table:table-cell office:value-type="float" office:value="480975784" calcext:value-type="float">
            <text:p>480975784</text:p>
          </table:table-cell>
          <table:table-cell office:value-type="float" office:value="190.17" calcext:value-type="float">
            <text:p>190.17</text:p>
          </table:table-cell>
          <table:table-cell/>
          <table:table-cell office:value-type="string" calcext:value-type="string">
            <text:p>Packets</text:p>
          </table:table-cell>
          <table:table-cell table:formula="of:=[.D129]/[.D124]" office:value-type="float" office:value="0.70199139411509" calcext:value-type="float">
            <text:p>0.70199139411509</text:p>
          </table:table-cell>
          <table:table-cell table:formula="of:=[.D128]/[.D124]" office:value-type="float" office:value="0.298008605884909" calcext:value-type="float">
            <text:p>0.29800860588490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4634" calcext:value-type="float">
            <text:p>294634</text:p>
          </table:table-cell>
          <table:table-cell office:value-type="float" office:value="56030496" calcext:value-type="float">
            <text:p>56030496</text:p>
          </table:table-cell>
          <table:table-cell office:value-type="float" office:value="0" calcext:value-type="float">
            <text:p>0</text:p>
          </table:table-cell>
          <table:table-cell office:value-type="float" office:value="4246533756" calcext:value-type="float">
            <text:p>4246533756</text:p>
          </table:table-cell>
          <table:table-cell office:value-type="float" office:value="190.17" calcext:value-type="float">
            <text:p>190.17</text:p>
          </table:table-cell>
          <table:table-cell/>
          <table:table-cell office:value-type="string" calcext:value-type="string">
            <text:p>clock cycles</text:p>
          </table:table-cell>
          <table:table-cell table:formula="of:=[.F129]+[.F130]+[.F131]+[.F132]+(([.F124]+[.F125])*[.J124])+([.F126])*0.75" office:value-type="float" office:value="7782827049.67699" calcext:value-type="float">
            <text:p>7782827049.67699</text:p>
          </table:table-cell>
          <table:table-cell table:formula="of:=[.F128]+[.F133]+[.F134]+[.F135]+(([.F124]+[.F125])*[.K124])+[.F126]*0.25" office:value-type="float" office:value="7896154178.32301" calcext:value-type="float">
            <text:p>7896154178.3230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8709" calcext:value-type="float">
            <text:p>648709</text:p>
          </table:table-cell>
          <table:table-cell office:value-type="float" office:value="75426259" calcext:value-type="float">
            <text:p>7542625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336205036" calcext:value-type="float">
            <text:p>336205036</text:p>
          </table:table-cell>
          <table:table-cell office:value-type="float" office:value="116.27" calcext:value-type="float">
            <text:p>116.27</text:p>
          </table:table-cell>
          <table:table-cell table:number-columns-repeated="2"/>
          <table:table-cell table:formula="of:=[.J125]/[.D129]" office:value-type="float" office:value="197.870533447651" calcext:value-type="float">
            <text:p>197.870533447651</text:p>
          </table:table-cell>
          <table:table-cell table:formula="of:=[.K125]/[.D128]" office:value-type="float" office:value="472.892413586109" calcext:value-type="float">
            <text:p>472.892413586109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3020" calcext:value-type="float">
            <text:p>123020</text:p>
          </table:table-cell>
          <table:table-cell office:value-type="float" office:value="19395763" calcext:value-type="float">
            <text:p>19395763</text:p>
          </table:table-cell>
          <table:table-cell office:value-type="float" office:value="0" calcext:value-type="float">
            <text:p>0</text:p>
          </table:table-cell>
          <table:table-cell office:value-type="float" office:value="743085220" calcext:value-type="float">
            <text:p>743085220</text:p>
          </table:table-cell>
          <table:table-cell office:value-type="float" office:value="157.66" calcext:value-type="float">
            <text:p>157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262410696" calcext:value-type="float">
            <text:p>26241069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1145632272" calcext:value-type="float">
            <text:p>1145632272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762727840" calcext:value-type="float">
            <text:p>762727840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1132321424" calcext:value-type="float">
            <text:p>113232142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1171320724" calcext:value-type="float">
            <text:p>117132072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648994620" calcext:value-type="float">
            <text:p>64899462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4775088200" calcext:value-type="float">
            <text:p>47750882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716770876" calcext:value-type="float">
            <text:p>71677087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2.41, last</text:p>
          </table:table-cell>
          <table:table-cell office:value-type="string" calcext:value-type="string">
            <text:p>128 main loops 0.</text:p>
          </table:table-cell>
          <table:table-cell table:style-name="ce1"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9536e6, out</text:p>
          </table:table-cell>
          <table:table-cell office:value-type="string" calcext:value-type="string">
            <text:p><text:s/>5.7006e6, dro</text:p>
          </table:table-cell>
          <table:table-cell office:value-type="string" calcext:value-type="string">
            <text:p>p 1.25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7597" calcext:value-type="float">
            <text:p>277597</text:p>
          </table:table-cell>
          <table:table-cell office:value-type="float" office:value="58259617" calcext:value-type="float">
            <text:p>58259617</text:p>
          </table:table-cell>
          <table:table-cell office:value-type="float" office:value="0" calcext:value-type="float">
            <text:p>0</text:p>
          </table:table-cell>
          <table:table-cell office:value-type="float" office:value="495614728" calcext:value-type="float">
            <text:p>495614728</text:p>
          </table:table-cell>
          <table:table-cell office:value-type="float" office:value="209.87" calcext:value-type="float">
            <text:p>209.87</text:p>
          </table:table-cell>
          <table:table-cell/>
          <table:table-cell office:value-type="string" calcext:value-type="string">
            <text:p>Packets</text:p>
          </table:table-cell>
          <table:table-cell table:formula="of:=[.D146]/[.D141]" office:value-type="float" office:value="0.696664895685806" calcext:value-type="float">
            <text:p>0.696664895685806</text:p>
          </table:table-cell>
          <table:table-cell table:formula="of:=[.D145]/[.D141]" office:value-type="float" office:value="0.303335104314194" calcext:value-type="float">
            <text:p>0.30333510431419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7597" calcext:value-type="float">
            <text:p>277597</text:p>
          </table:table-cell>
          <table:table-cell office:value-type="float" office:value="58259617" calcext:value-type="float">
            <text:p>58259617</text:p>
          </table:table-cell>
          <table:table-cell office:value-type="float" office:value="0" calcext:value-type="float">
            <text:p>0</text:p>
          </table:table-cell>
          <table:table-cell office:value-type="float" office:value="4461436528" calcext:value-type="float">
            <text:p>4461436528</text:p>
          </table:table-cell>
          <table:table-cell office:value-type="float" office:value="209.87" calcext:value-type="float">
            <text:p>209.87</text:p>
          </table:table-cell>
          <table:table-cell/>
          <table:table-cell office:value-type="string" calcext:value-type="string">
            <text:p>clock cycles</text:p>
          </table:table-cell>
          <table:table-cell table:formula="of:=[.F146]+[.F147]+[.F148]+[.F149]+(([.F141]+[.F142])*[.J141])+([.F143])*0.75" office:value-type="float" office:value="15162175871.1704" calcext:value-type="float">
            <text:p>15162175871.1704</text:p>
          </table:table-cell>
          <table:table-cell table:formula="of:=[.F145]+[.F150]+[.F151]+[.F152]+(([.F141]+[.F142])*[.K141])+[.F143]*0.25" office:value-type="float" office:value="10738276228.8296" calcext:value-type="float">
            <text:p>10738276228.829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39979" calcext:value-type="float">
            <text:p>639979</text:p>
          </table:table-cell>
          <table:table-cell office:value-type="float" office:value="71064685" calcext:value-type="float">
            <text:p>71064685</text:p>
          </table:table-cell>
          <table:table-cell office:value-type="float" office:value="0" calcext:value-type="float">
            <text:p>0</text:p>
          </table:table-cell>
          <table:table-cell office:value-type="float" office:value="9761377732" calcext:value-type="float">
            <text:p>9761377732</text:p>
          </table:table-cell>
          <table:table-cell office:value-type="float" office:value="111.04" calcext:value-type="float">
            <text:p>111.04</text:p>
          </table:table-cell>
          <table:table-cell table:number-columns-repeated="2"/>
          <table:table-cell table:formula="of:=[.J142]/[.D146]" office:value-type="float" office:value="373.568266607924" calcext:value-type="float">
            <text:p>373.568266607924</text:p>
          </table:table-cell>
          <table:table-cell table:formula="of:=[.K142]/[.D145]" office:value-type="float" office:value="607.637086956446" calcext:value-type="float">
            <text:p>607.63708695644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67257" calcext:value-type="float">
            <text:p>67257</text:p>
          </table:table-cell>
          <table:table-cell office:value-type="float" office:value="12805068" calcext:value-type="float">
            <text:p>12805068</text:p>
          </table:table-cell>
          <table:table-cell office:value-type="float" office:value="0" calcext:value-type="float">
            <text:p>0</text:p>
          </table:table-cell>
          <table:table-cell office:value-type="float" office:value="496184712" calcext:value-type="float">
            <text:p>496184712</text:p>
          </table:table-cell>
          <table:table-cell office:value-type="float" office:value="190.39" calcext:value-type="float">
            <text:p>19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280291952" calcext:value-type="float">
            <text:p>280291952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182816828" calcext:value-type="float">
            <text:p>1182816828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783140440" calcext:value-type="float">
            <text:p>783140440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188258628" calcext:value-type="float">
            <text:p>1188258628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233523080" calcext:value-type="float">
            <text:p>1233523080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693600056" calcext:value-type="float">
            <text:p>693600056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5066382764" calcext:value-type="float">
            <text:p>5066382764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754009364" calcext:value-type="float">
            <text:p>754009364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7.4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7662e6, out</text:p>
          </table:table-cell>
          <table:table-cell office:value-type="string" calcext:value-type="string">
            <text:p><text:s/>6.1541e6, dro</text:p>
          </table:table-cell>
          <table:table-cell office:value-type="string" calcext:value-type="string">
            <text:p>p 6.1205e5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62881912" calcext:value-type="float">
            <text:p>62881912</text:p>
          </table:table-cell>
          <table:table-cell office:value-type="float" office:value="0" calcext:value-type="float">
            <text:p>0</text:p>
          </table:table-cell>
          <table:table-cell office:value-type="float" office:value="515501572" calcext:value-type="float">
            <text:p>515501572</text:p>
          </table:table-cell>
          <table:table-cell office:value-type="float" office:value="232.84" calcext:value-type="float">
            <text:p>232.84</text:p>
          </table:table-cell>
          <table:table-cell/>
          <table:table-cell office:value-type="string" calcext:value-type="string">
            <text:p>Packets</text:p>
          </table:table-cell>
          <table:table-cell table:formula="of:=[.D163]/[.D158]" office:value-type="float" office:value="0.725651933102798" calcext:value-type="float">
            <text:p>0.725651933102798</text:p>
          </table:table-cell>
          <table:table-cell table:formula="of:=[.D162]/[.D158]" office:value-type="float" office:value="0.274348066897202" calcext:value-type="float">
            <text:p>0.27434806689720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62881912" calcext:value-type="float">
            <text:p>62881912</text:p>
          </table:table-cell>
          <table:table-cell office:value-type="float" office:value="0" calcext:value-type="float">
            <text:p>0</text:p>
          </table:table-cell>
          <table:table-cell office:value-type="float" office:value="4725083768" calcext:value-type="float">
            <text:p>4725083768</text:p>
          </table:table-cell>
          <table:table-cell office:value-type="float" office:value="232.84" calcext:value-type="float">
            <text:p>232.84</text:p>
          </table:table-cell>
          <table:table-cell/>
          <table:table-cell office:value-type="string" calcext:value-type="string">
            <text:p>clock cycles</text:p>
          </table:table-cell>
          <table:table-cell table:formula="of:=[.F163]+[.F164]+[.F165]+[.F166]+(([.F158]+[.F159])*[.J158])+([.F160])*0.75" office:value-type="float" office:value="15752028265.5612" calcext:value-type="float">
            <text:p>15752028265.5612</text:p>
          </table:table-cell>
          <table:table-cell table:formula="of:=[.F162]+[.F167]+[.F168]+[.F169]+(([.F158]+[.F159])*[.K158])+[.F160]*0.25" office:value-type="float" office:value="10407631142.4388" calcext:value-type="float">
            <text:p>10407631142.438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06003" calcext:value-type="float">
            <text:p>606003</text:p>
          </table:table-cell>
          <table:table-cell office:value-type="float" office:value="69135724" calcext:value-type="float">
            <text:p>69135724</text:p>
          </table:table-cell>
          <table:table-cell office:value-type="float" office:value="0" calcext:value-type="float">
            <text:p>0</text:p>
          </table:table-cell>
          <table:table-cell office:value-type="float" office:value="9444493716" calcext:value-type="float">
            <text:p>9444493716</text:p>
          </table:table-cell>
          <table:table-cell office:value-type="float" office:value="114.08" calcext:value-type="float">
            <text:p>114.08</text:p>
          </table:table-cell>
          <table:table-cell table:number-columns-repeated="2"/>
          <table:table-cell table:formula="of:=[.J159]/[.D163]" office:value-type="float" office:value="345.20922070673" calcext:value-type="float">
            <text:p>345.20922070673</text:p>
          </table:table-cell>
          <table:table-cell table:formula="of:=[.K159]/[.D162]" office:value-type="float" office:value="603.287391851704" calcext:value-type="float">
            <text:p>603.28739185170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550" calcext:value-type="float">
            <text:p>32550</text:p>
          </table:table-cell>
          <table:table-cell office:value-type="float" office:value="6253812" calcext:value-type="float">
            <text:p>6253812</text:p>
          </table:table-cell>
          <table:table-cell office:value-type="float" office:value="0" calcext:value-type="float">
            <text:p>0</text:p>
          </table:table-cell>
          <table:table-cell office:value-type="float" office:value="239828416" calcext:value-type="float">
            <text:p>239828416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273189048" calcext:value-type="float">
            <text:p>273189048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35945624" calcext:value-type="float">
            <text:p>1335945624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865929244" calcext:value-type="float">
            <text:p>865929244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10907452" calcext:value-type="float">
            <text:p>1310907452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53034776" calcext:value-type="float">
            <text:p>1353034776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662499580" calcext:value-type="float">
            <text:p>662499580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4935863728" calcext:value-type="float">
            <text:p>4935863728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737210900" calcext:value-type="float">
            <text:p>737210900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1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5172e6, out</text:p>
          </table:table-cell>
          <table:table-cell office:value-type="string" calcext:value-type="string">
            <text:p><text:s/>6.5158e6, dro</text:p>
          </table:table-cell>
          <table:table-cell office:value-type="string" calcext:value-type="string">
            <text:p>p 1.4479e3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66512305" calcext:value-type="float">
            <text:p>66512305</text:p>
          </table:table-cell>
          <table:table-cell office:value-type="float" office:value="0" calcext:value-type="float">
            <text:p>0</text:p>
          </table:table-cell>
          <table:table-cell office:value-type="float" office:value="522587300" calcext:value-type="float">
            <text:p>522587300</text:p>
          </table:table-cell>
          <table:table-cell office:value-type="float" office:value="255.94" calcext:value-type="float">
            <text:p>255.94</text:p>
          </table:table-cell>
          <table:table-cell/>
          <table:table-cell office:value-type="string" calcext:value-type="string">
            <text:p>Packets</text:p>
          </table:table-cell>
          <table:table-cell table:formula="of:=[.D180]/[.D175]" office:value-type="float" office:value="0.750643463641803" calcext:value-type="float">
            <text:p>0.750643463641803</text:p>
          </table:table-cell>
          <table:table-cell table:formula="of:=[.D179]/[.D175]" office:value-type="float" office:value="0.249356536358197" calcext:value-type="float">
            <text:p>0.24935653635819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66512305" calcext:value-type="float">
            <text:p>66512305</text:p>
          </table:table-cell>
          <table:table-cell office:value-type="float" office:value="0" calcext:value-type="float">
            <text:p>0</text:p>
          </table:table-cell>
          <table:table-cell office:value-type="float" office:value="5004114200" calcext:value-type="float">
            <text:p>5004114200</text:p>
          </table:table-cell>
          <table:table-cell office:value-type="float" office:value="255.94" calcext:value-type="float">
            <text:p>255.94</text:p>
          </table:table-cell>
          <table:table-cell/>
          <table:table-cell office:value-type="string" calcext:value-type="string">
            <text:p>clock cycles</text:p>
          </table:table-cell>
          <table:table-cell table:formula="of:=[.F180]+[.F181]+[.F182]+[.F183]+(([.F175]+[.F176])*[.J175])+([.F177])*0.75" office:value-type="float" office:value="16339494547.4643" calcext:value-type="float">
            <text:p>16339494547.4643</text:p>
          </table:table-cell>
          <table:table-cell table:formula="of:=[.F179]+[.F184]+[.F185]+[.F186]+(([.F175]+[.F176])*[.K175])+[.F177]*0.25" office:value-type="float" office:value="10029367936.5257" calcext:value-type="float">
            <text:p>10029367936.525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15922" calcext:value-type="float">
            <text:p>615922</text:p>
          </table:table-cell>
          <table:table-cell office:value-type="float" office:value="66527085" calcext:value-type="float">
            <text:p>66527085</text:p>
          </table:table-cell>
          <table:table-cell office:value-type="float" office:value="0" calcext:value-type="float">
            <text:p>0</text:p>
          </table:table-cell>
          <table:table-cell office:value-type="float" office:value="9220085780" calcext:value-type="float">
            <text:p>9220085780</text:p>
          </table:table-cell>
          <table:table-cell office:value-type="float" office:value="108.01" calcext:value-type="float">
            <text:p>108.01</text:p>
          </table:table-cell>
          <table:table-cell table:number-columns-repeated="2"/>
          <table:table-cell table:formula="of:=[.J176]/[.D180]" office:value-type="float" office:value="327.267524811048" calcext:value-type="float">
            <text:p>327.267524811048</text:p>
          </table:table-cell>
          <table:table-cell table:formula="of:=[.K176]/[.D179]" office:value-type="float" office:value="604.715093501939" calcext:value-type="float">
            <text:p>604.715093501939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77" calcext:value-type="float">
            <text:p>77</text:p>
          </table:table-cell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office:value-type="float" office:value="571656" calcext:value-type="float">
            <text:p>571656</text:p>
          </table:table-cell>
          <table:table-cell office:value-type="float" office:value="191.95" calcext:value-type="float">
            <text:p>191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253848648" calcext:value-type="float">
            <text:p>253848648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24132312" calcext:value-type="float">
            <text:p>1424132312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947597335.99" calcext:value-type="float">
            <text:p>947597335.99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28428604" calcext:value-type="float">
            <text:p>1428428604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75689604" calcext:value-type="float">
            <text:p>1475689604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622895328" calcext:value-type="float">
            <text:p>622895328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4759327172" calcext:value-type="float">
            <text:p>4759327172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710156200" calcext:value-type="float">
            <text:p>710156200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2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8539e6, out</text:p>
          </table:table-cell>
          <table:table-cell office:value-type="string" calcext:value-type="string">
            <text:p><text:s/>6.8539e6, dro</text:p>
          </table:table-cell>
          <table:table-cell office:value-type="string" calcext:value-type="string">
            <text:p>p 0.0000e0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70053740" calcext:value-type="float">
            <text:p>70053740</text:p>
          </table:table-cell>
          <table:table-cell office:value-type="float" office:value="0" calcext:value-type="float">
            <text:p>0</text:p>
          </table:table-cell>
          <table:table-cell office:value-type="float" office:value="548472404" calcext:value-type="float">
            <text:p>548472404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Packets</text:p>
          </table:table-cell>
          <table:table-cell table:formula="of:=[.D197]/[.D192]" office:value-type="float" office:value="0.75064216414427" calcext:value-type="float">
            <text:p>0.75064216414427</text:p>
          </table:table-cell>
          <table:table-cell table:formula="of:=[.D195]/[.D192]" office:value-type="float" office:value="0.24935783585573" calcext:value-type="float">
            <text:p>0.2493578358557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70053740" calcext:value-type="float">
            <text:p>70053740</text:p>
          </table:table-cell>
          <table:table-cell office:value-type="float" office:value="0" calcext:value-type="float">
            <text:p>0</text:p>
          </table:table-cell>
          <table:table-cell office:value-type="float" office:value="5143419099.99" calcext:value-type="float">
            <text:p>5143419099.99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clock cycles</text:p>
          </table:table-cell>
          <table:table-cell table:formula="of:=[.F197]+[.F198]+[.F199]+[.F196]+(([.F192]+[.F193])*[.J192])+([.F194])*0.75" office:value-type="float" office:value="16242992785.6219" calcext:value-type="float">
            <text:p>16242992785.6219</text:p>
          </table:table-cell>
          <table:table-cell table:formula="of:=[.F195]+[.F201]+[.F202]+[.F200]+(([.F192]+[.F193])*[.K192])+[.F194]*0.25" office:value-type="float" office:value="10138319922.3581" calcext:value-type="float">
            <text:p>10138319922.358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821496" calcext:value-type="float">
            <text:p>821496</text:p>
          </table:table-cell>
          <table:table-cell office:value-type="float" office:value="70053740" calcext:value-type="float">
            <text:p>70053740</text:p>
          </table:table-cell>
          <table:table-cell office:value-type="float" office:value="0" calcext:value-type="float">
            <text:p>0</text:p>
          </table:table-cell>
          <table:table-cell office:value-type="float" office:value="8480938763.99" calcext:value-type="float">
            <text:p>8480938763.99</text:p>
          </table:table-cell>
          <table:table-cell office:value-type="float" office:value="85.28" calcext:value-type="float">
            <text:p>85.28</text:p>
          </table:table-cell>
          <table:table-cell table:number-columns-repeated="2"/>
          <table:table-cell table:formula="of:=[.J193]/[.D197]" office:value-type="float" office:value="308.888521423642" calcext:value-type="float">
            <text:p>308.888521423642</text:p>
          </table:table-cell>
          <table:table-cell table:formula="of:=[.K193]/[.D195]" office:value-type="float" office:value="580.378940474799" calcext:value-type="float">
            <text:p>580.378940474799</text:p>
          </table:table-cell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17468449" calcext:value-type="float">
            <text:p>17468449</text:p>
          </table:table-cell>
          <table:table-cell office:value-type="float" office:value="0" calcext:value-type="float">
            <text:p>0</text:p>
          </table:table-cell>
          <table:table-cell office:value-type="float" office:value="262926644" calcext:value-type="float">
            <text:p>26292664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52585291" calcext:value-type="float">
            <text:p>52585291</text:p>
          </table:table-cell>
          <table:table-cell office:value-type="float" office:value="0" calcext:value-type="float">
            <text:p>0</text:p>
          </table:table-cell>
          <table:table-cell office:value-type="float" office:value="1594551304" calcext:value-type="float">
            <text:p>1594551304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52585291" calcext:value-type="float">
            <text:p>52585291</text:p>
          </table:table-cell>
          <table:table-cell office:value-type="float" office:value="0" calcext:value-type="float">
            <text:p>0</text:p>
          </table:table-cell>
          <table:table-cell office:value-type="float" office:value="1014374804" calcext:value-type="float">
            <text:p>1014374804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52585291" calcext:value-type="float">
            <text:p>52585291</text:p>
          </table:table-cell>
          <table:table-cell office:value-type="float" office:value="0" calcext:value-type="float">
            <text:p>0</text:p>
          </table:table-cell>
          <table:table-cell office:value-type="float" office:value="1476982412" calcext:value-type="float">
            <text:p>1476982412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52585291" calcext:value-type="float">
            <text:p>52585291</text:p>
          </table:table-cell>
          <table:table-cell office:value-type="float" office:value="0" calcext:value-type="float">
            <text:p>0</text:p>
          </table:table-cell>
          <table:table-cell office:value-type="float" office:value="1523806436" calcext:value-type="float">
            <text:p>152380643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17468449" calcext:value-type="float">
            <text:p>17468449</text:p>
          </table:table-cell>
          <table:table-cell office:value-type="float" office:value="0" calcext:value-type="float">
            <text:p>0</text:p>
          </table:table-cell>
          <table:table-cell office:value-type="float" office:value="649764724" calcext:value-type="float">
            <text:p>64976472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17468449" calcext:value-type="float">
            <text:p>17468449</text:p>
          </table:table-cell>
          <table:table-cell office:value-type="float" office:value="0" calcext:value-type="float">
            <text:p>0</text:p>
          </table:table-cell>
          <table:table-cell office:value-type="float" office:value="4958365904" calcext:value-type="float">
            <text:p>495836590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17468449" calcext:value-type="float">
            <text:p>17468449</text:p>
          </table:table-cell>
          <table:table-cell office:value-type="float" office:value="0" calcext:value-type="float">
            <text:p>0</text:p>
          </table:table-cell>
          <table:table-cell office:value-type="float" office:value="727710212" calcext:value-type="float">
            <text:p>72771021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6:58:22.544469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41:06.313029680</meta:creation-date>
    <dc:date>2017-11-10T18:05:21.154978567</dc:date>
    <meta:editing-duration>PT3H25M37S</meta:editing-duration>
    <meta:editing-cycles>5</meta:editing-cycles>
    <meta:generator>LibreOffice/5.3.6.1$Linux_X86_64 LibreOffice_project/30$Build-1</meta:generator>
    <meta:document-statistic meta:table-count="1" meta:cell-count="1327" meta:object-count="0"/>
  </office:meta>
</office:document-meta>
</file>